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text-properties officeooo:rsid="0004a765" officeooo:paragraph-rsid="0004a765"/>
    </style:style>
    <style:style style:name="P2" style:family="paragraph" style:parent-style-name="Text_20_body" style:list-style-name="L2">
      <style:text-properties officeooo:rsid="0004a765" officeooo:paragraph-rsid="0004a765"/>
    </style:style>
    <style:style style:name="P3" style:family="paragraph" style:parent-style-name="Title">
      <style:text-properties officeooo:rsid="0004a765" officeooo:paragraph-rsid="0004a7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in results T cell model</text:p>
      <text:h text:style-name="P1" text:outline-level="1">Linear differentiation model:</text:h>
      <text:list xml:id="list5856577775835771298" text:style-name="L2">
        <text:list-item>
          <text:p text:style-name="P2">Distributions:</text:p>
        </text:list-item>
        <text:list-item>
          <text:p text:style-name="P2">Analytical death rate criterion</text:p>
        </text:list-item>
        <text:list-item>
          <text:p text:style-name="P2">Feedbacks:</text:p>
        </text:list-item>
        <text:list-item>
          <text:p text:style-name="P2">Homeostasis models:</text:p>
        </text:list-item>
      </text:list>
      <text:h text:style-name="P1" text:outline-level="1">Branching model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1:08:22.966486110</meta:creation-date>
    <dc:date>2020-01-02T17:13:03.496716269</dc:date>
    <meta:editing-duration>PT5H54M30S</meta:editing-duration>
    <meta:editing-cycles>1</meta:editing-cycles>
    <meta:document-statistic meta:table-count="0" meta:image-count="0" meta:object-count="0" meta:page-count="1" meta:paragraph-count="7" meta:word-count="22" meta:character-count="148" meta:non-whitespace-character-count="137"/>
    <meta:generator>LibreOffice/5.2.7.2$Linux_X86_64 LibreOffice_project/20m0$Build-2</meta:generator>
  </office:meta>
</office:document-meta>
</file>